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example document created with OpenOffice 2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Example OpenOffice 2.0 Document</dc:title>
    <dc:description>These are some sample comments.</dc:description>
    <dc:subject>Testing document extractors</dc:subject>
    <meta:initial-creator>Christiaan Fluit</meta:initial-creator>
    <meta:creation-date>2005-10-30T00:09:02</meta:creation-date>
    <dc:creator>Christiaan Fluit</dc:creator>
    <dc:date>2005-10-31T12:44:21</dc:date>
    <meta:printed-by>Christiaan Fluit</meta:printed-by>
    <meta:print-date>2005-10-31T12:44:12</meta:print-date>
    <meta:keyword>extractor</meta:keyword>
    <meta:keyword>test</meta:keyword>
    <meta:keyword>rdf</meta:keyword>
    <dc:language>en-US</dc:language>
    <meta:editing-cycles>3</meta:editing-cycles>
    <meta:editing-duration>PT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9" meta:character-count="55"/>
  </office:meta>
</office:document-meta>
</file>